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6cc75" officeooo:paragraph-rsid="0016cc75"/>
    </style:style>
    <style:style style:name="P2" style:family="paragraph" style:parent-style-name="Standard">
      <style:text-properties officeooo:rsid="0016cc75" officeooo:paragraph-rsid="00188aea"/>
    </style:style>
    <style:style style:name="P3" style:family="paragraph" style:parent-style-name="Standard">
      <style:text-properties officeooo:rsid="00188aea" officeooo:paragraph-rsid="00188aea"/>
    </style:style>
    <style:style style:name="P4" style:family="paragraph" style:parent-style-name="Standard">
      <style:text-properties officeooo:rsid="001a19a3" officeooo:paragraph-rsid="001a19a3"/>
    </style:style>
    <style:style style:name="P5" style:family="paragraph" style:parent-style-name="Standard">
      <style:text-properties officeooo:rsid="001ca1d8" officeooo:paragraph-rsid="001ca1d8"/>
    </style:style>
    <style:style style:name="P6" style:family="paragraph" style:parent-style-name="Standard">
      <style:text-properties officeooo:rsid="001d79b8" officeooo:paragraph-rsid="001d79b8"/>
    </style:style>
    <style:style style:name="P7" style:family="paragraph" style:parent-style-name="Standard">
      <style:text-properties fo:font-weight="bold" officeooo:rsid="001d79b8" officeooo:paragraph-rsid="001d79b8" style:font-weight-asian="bold" style:font-weight-complex="bold"/>
    </style:style>
    <style:style style:name="P8" style:family="paragraph" style:parent-style-name="Standard">
      <style:text-properties fo:font-weight="bold" officeooo:rsid="00188aea" officeooo:paragraph-rsid="00188aea" style:font-weight-asian="bold" style:font-weight-complex="bold"/>
    </style:style>
    <style:style style:name="P9" style:family="paragraph" style:parent-style-name="Standard">
      <style:text-properties fo:font-weight="bold" officeooo:rsid="00225505" officeooo:paragraph-rsid="00225505" style:font-weight-asian="bold" style:font-weight-complex="bold"/>
    </style:style>
    <style:style style:name="P10" style:family="paragraph" style:parent-style-name="Standard">
      <style:text-properties fo:font-weight="bold" officeooo:rsid="0025b067" officeooo:paragraph-rsid="0025b067" style:font-weight-asian="bold" style:font-weight-complex="bold"/>
    </style:style>
    <style:style style:name="P11" style:family="paragraph" style:parent-style-name="Standard">
      <style:text-properties officeooo:rsid="001f0a7c" officeooo:paragraph-rsid="001f0a7c"/>
    </style:style>
    <style:style style:name="P12" style:family="paragraph" style:parent-style-name="Standard">
      <style:text-properties officeooo:rsid="001fb651" officeooo:paragraph-rsid="001fb651"/>
    </style:style>
    <style:style style:name="P13" style:family="paragraph" style:parent-style-name="Standard">
      <style:paragraph-properties fo:text-align="center" style:justify-single-word="false"/>
      <style:text-properties fo:font-size="14pt" fo:font-weight="bold" officeooo:rsid="0016cc75" officeooo:paragraph-rsid="0016cc75" style:font-size-asian="14pt" style:font-weight-asian="bold" style:font-size-complex="14pt" style:font-weight-complex="bold"/>
    </style:style>
    <style:style style:name="P14" style:family="paragraph" style:parent-style-name="Standard">
      <style:text-properties fo:font-style="italic" officeooo:rsid="0016cc75" officeooo:paragraph-rsid="00225505" style:font-style-asian="italic" style:font-style-complex="italic"/>
    </style:style>
    <style:style style:name="P15" style:family="paragraph" style:parent-style-name="Standard">
      <style:text-properties fo:font-weight="normal" officeooo:rsid="00225505" officeooo:paragraph-rsid="00225505" style:font-weight-asian="normal" style:font-weight-complex="normal"/>
    </style:style>
    <style:style style:name="P16" style:family="paragraph" style:parent-style-name="Standard">
      <style:text-properties fo:font-weight="normal" officeooo:rsid="0025b067" officeooo:paragraph-rsid="0025b067" style:font-weight-asian="normal" style:font-weight-complex="normal"/>
    </style:style>
    <style:style style:name="P17" style:family="paragraph" style:parent-style-name="Standard">
      <style:text-properties officeooo:rsid="002ab954" officeooo:paragraph-rsid="002ab954"/>
    </style:style>
    <style:style style:name="P18" style:family="paragraph" style:parent-style-name="Standard">
      <style:text-properties officeooo:rsid="001fb651" officeooo:paragraph-rsid="001fb651"/>
    </style:style>
    <style:style style:name="P19" style:family="paragraph" style:parent-style-name="Standard">
      <style:text-properties officeooo:rsid="001fb651" officeooo:paragraph-rsid="002df6ad"/>
    </style:style>
    <style:style style:name="P20" style:family="paragraph" style:parent-style-name="Standard">
      <style:text-properties officeooo:rsid="001f0a7c" officeooo:paragraph-rsid="001f0a7c"/>
    </style:style>
    <style:style style:name="P21" style:family="paragraph" style:parent-style-name="Standard">
      <style:text-properties fo:font-weight="bold" officeooo:rsid="002cbf3a" officeooo:paragraph-rsid="002cbf3a" style:font-weight-asian="bold" style:font-weight-complex="bold"/>
    </style:style>
    <style:style style:name="P22" style:family="paragraph" style:parent-style-name="Standard">
      <style:text-properties fo:font-weight="bold" officeooo:rsid="00225505" officeooo:paragraph-rsid="00320253" style:font-weight-asian="bold" style:font-weight-complex="bold"/>
    </style:style>
    <style:style style:name="P23" style:family="paragraph" style:parent-style-name="Standard">
      <style:text-properties fo:font-weight="bold" officeooo:rsid="00248569" officeooo:paragraph-rsid="00320253" style:font-weight-asian="bold" style:font-weight-complex="bold"/>
    </style:style>
    <style:style style:name="P24" style:family="paragraph" style:parent-style-name="Standard">
      <style:text-properties fo:font-weight="bold" officeooo:rsid="0025b067" officeooo:paragraph-rsid="0025b067" style:font-weight-asian="bold" style:font-weight-complex="bold"/>
    </style:style>
    <style:style style:name="P25" style:family="paragraph" style:parent-style-name="Standard">
      <style:text-properties fo:font-weight="bold" officeooo:rsid="0025b067" officeooo:paragraph-rsid="00225505" style:font-weight-asian="bold" style:font-weight-complex="bold"/>
    </style:style>
    <style:style style:name="P26" style:family="paragraph" style:parent-style-name="Standard">
      <style:text-properties fo:font-weight="bold" officeooo:rsid="0025b067" officeooo:paragraph-rsid="00320253" style:font-weight-asian="bold" style:font-weight-complex="bold"/>
    </style:style>
    <style:style style:name="P27" style:family="paragraph" style:parent-style-name="Standard">
      <style:text-properties fo:font-weight="bold" officeooo:rsid="0033d958" officeooo:paragraph-rsid="0033d958" style:font-weight-asian="bold" style:font-weight-complex="bold"/>
    </style:style>
    <style:style style:name="P28" style:family="paragraph" style:parent-style-name="Standard">
      <style:text-properties fo:font-weight="bold" officeooo:rsid="0035c22b" officeooo:paragraph-rsid="0035c22b" style:font-weight-asian="bold" style:font-weight-complex="bold"/>
    </style:style>
    <style:style style:name="P29" style:family="paragraph" style:parent-style-name="Standard">
      <style:text-properties officeooo:rsid="001ca1d8" officeooo:paragraph-rsid="001ca1d8"/>
    </style:style>
    <style:style style:name="P30" style:family="paragraph" style:parent-style-name="Standard">
      <style:text-properties officeooo:rsid="001d29c0" officeooo:paragraph-rsid="002cbf3a"/>
    </style:style>
    <style:style style:name="P31" style:family="paragraph" style:parent-style-name="Standard">
      <style:text-properties officeooo:rsid="00225505" officeooo:paragraph-rsid="00225505"/>
    </style:style>
    <style:style style:name="P32" style:family="paragraph" style:parent-style-name="Standard">
      <style:text-properties fo:font-weight="normal" officeooo:rsid="0025b067" officeooo:paragraph-rsid="00320253" style:font-weight-asian="normal" style:font-weight-complex="normal"/>
    </style:style>
    <style:style style:name="T1" style:family="text">
      <style:text-properties officeooo:rsid="00188aea"/>
    </style:style>
    <style:style style:name="T2" style:family="text">
      <style:text-properties officeooo:rsid="0018a91b"/>
    </style:style>
    <style:style style:name="T3" style:family="text">
      <style:text-properties officeooo:rsid="001b247c"/>
    </style:style>
    <style:style style:name="T4" style:family="text">
      <style:text-properties officeooo:rsid="00202a24"/>
    </style:style>
    <style:style style:name="T5" style:family="text">
      <style:text-properties officeooo:rsid="00225505"/>
    </style:style>
    <style:style style:name="T6" style:family="text">
      <style:text-properties fo:font-weight="normal" style:font-weight-asian="normal" style:font-weight-complex="normal"/>
    </style:style>
    <style:style style:name="T7" style:family="text">
      <style:text-properties fo:font-weight="normal" officeooo:rsid="00235e01" style:font-weight-asian="normal" style:font-weight-complex="normal"/>
    </style:style>
    <style:style style:name="T8" style:family="text">
      <style:text-properties fo:font-weight="normal" officeooo:rsid="00248569" style:font-weight-asian="normal" style:font-weight-complex="normal"/>
    </style:style>
    <style:style style:name="T9" style:family="text">
      <style:text-properties fo:font-weight="normal" officeooo:rsid="00270e83" style:font-weight-asian="normal" style:font-weight-complex="normal"/>
    </style:style>
    <style:style style:name="T10" style:family="text">
      <style:text-properties fo:font-weight="normal" officeooo:rsid="00320253"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25505" style:font-weight-asian="bold" style:font-weight-complex="bold"/>
    </style:style>
    <style:style style:name="T13" style:family="text">
      <style:text-properties officeooo:rsid="002c7c38"/>
    </style:style>
    <style:style style:name="T14" style:family="text">
      <style:text-properties officeooo:rsid="002cbf3a"/>
    </style:style>
    <style:style style:name="T15" style:family="text">
      <style:text-properties officeooo:rsid="002df6ad"/>
    </style:style>
    <style:style style:name="T16" style:family="text">
      <style:text-properties officeooo:rsid="002ff3a3"/>
    </style:style>
    <style:style style:name="T17" style:family="text">
      <style:text-properties officeooo:rsid="00310e08"/>
    </style:style>
    <style:style style:name="T18" style:family="text">
      <style:text-properties officeooo:rsid="00248569"/>
    </style:style>
    <style:style style:name="T19" style:family="text">
      <style:text-properties officeooo:rsid="00270e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5">Umeå Universitet</text:span> <text:span text:style-name="T5"><text:tab/></text:span>Operating Systems<text:span text:style-name="T5">( </text:span>5DV171 <text:span text:style-name="T5"><text:s/>)</text:span> <text:span text:style-name="T5"><text:s/>HT 2016</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Assignment 2: </text:p>
      <text:p text:style-name="P13">Linux Scheduler Tester</text:p>
      <text:p text:style-name="P13"/>
      <text:p text:style-name="P2"/>
      <text:p text:style-name="P2"/>
      <text:p text:style-name="P2">dv14jln@cs.umu.se</text:p>
      <text:p text:style-name="P2">- Jon Leijon</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fessor<text:tab/> <text:s/><text:tab/>Ahmed Aley<text:span text:style-name="T1">el</text:span>din</text:p>
      <text:p text:style-name="P1"><text:tab/><text:tab/><text:tab/><text:tab/>Jan-Erik <text:span text:style-name="T1">Moström</text:span></text:p>
      <text:p text:style-name="P1"/>
      <text:p text:style-name="P8"><text:soft-page-break/>Introduction/<text:span text:style-name="T13">Background</text:span>: </text:p>
      <text:p text:style-name="P8"/>
      <text:p text:style-name="P3">The mission is to test different schedulers on the <text:span text:style-name="T2">L</text:span>inux core, while evaluating <text:span text:style-name="T14">which</text:span> is the most effective scheduler in different situations. </text:p>
      <text:p text:style-name="P3"/>
      <text:p text:style-name="P4">There are many ways to evaluate what the scheduler does<text:span text:style-name="T3">. We can check how much time a task takes from the time we put it in the queue. We can check how many clock cycles it consumes from the core, to see how effectively the task is executed.</text:span></text:p>
      <text:p text:style-name="P4"/>
      <text:p text:style-name="P5">Tail latency, waiting time <text:span text:style-name="T14">and</text:span> distributions <text:span text:style-name="T14">over a spectre of results are also factors that can be useful to look at.</text:span></text:p>
      <text:p text:style-name="P11"/>
      <text:p text:style-name="P11">There is some precedent to writing a paper like this ( http://cs.unm.edu/~eschulte/classes/cs587/data/bfs-v-cfs_groves-knockel-schulte.pdf ).</text:p>
      <text:p text:style-name="P23"/>
      <text:p text:style-name="P26"><text:span text:style-name="T18">U</text:span>sage:</text:p>
      <text:p text:style-name="P26"/>
      <text:p text:style-name="P32">"make all"</text:p>
      <text:p text:style-name="P32">"./SchedulerTester [-t synch OR load OR float OR emptyLoop] [-n INTEGER ]"</text:p>
      <text:p text:style-name="P32"/>
      <text:p text:style-name="P26"><text:span text:style-name="T6">So run make, run the test, give type and workload.</text:span><text:span text:style-name="T9"> </text:span></text:p>
      <text:p text:style-name="P26"><text:span text:style-name="T9"/></text:p>
      <text:p text:style-name="P21">Theory:</text:p>
      <text:p text:style-name="P7">- Why we can change Scheduler in the middle of running:</text:p>
      <text:p text:style-name="P7"/>
      <text:p text:style-name="P17">Real Time Scheduling tasks have higher priority than any Sched Normal tasks. Sched RR and Sched Fifo are Real Time Schedulers. <text:span text:style-name="T13">These run on top of the schedular and are in a higher priority queue.</text:span></text:p>
      <text:p text:style-name="P6"/>
      <text:p text:style-name="P5"><text:span text:style-name="T11">- Designing the Tester:</text:span></text:p>
      <text:p text:style-name="P30"><text:line-break/><text:span text:style-name="T14">We need to determine</text:span> <text:s/>:</text:p>
      <text:p text:style-name="P12"><text:tab/>what metrics are we looking at? </text:p>
      <text:p text:style-name="P12"><text:tab/><text:span text:style-name="T14">We will look at the time it takes to do floating operations and the time it takes to do locking with the different schedulers.</text:span></text:p>
      <text:p text:style-name="P12"><text:tab/><text:span text:style-name="T14">What schedulers are we testing?</text:span></text:p>
      <text:p text:style-name="P12"><text:tab/><text:span text:style-name="T14">We will test the FIFO and the <text:s/>Round Robin Schedulers, since these two are realtime schedulers and take priority when running the schedular.</text:span></text:p>
      <text:p text:style-name="P12"/>
      <text:p text:style-name="P19">We will keep a clock for each run of a thread that does work. </text:p>
      <text:p text:style-name="P19"/>
      <text:p text:style-name="P19"><text:span text:style-name="T16">To implement, we start with</text:span> mak<text:span text:style-name="T16">ing</text:span> a struct for everything we need to run a thread:</text:p>
      <text:p text:style-name="P12"/>
      <text:p text:style-name="P12"><text:span text:style-name="T11">Struct </text:span><text:span text:style-name="T12">evaluatorStat</text:span><text:span text:style-name="T11"> </text:span>{</text:p>
      <text:p text:style-name="P12">long clock ; <text:s text:c="2"/>// Keeps time from first operation to last after running the testpointer.</text:p>
      <text:p text:style-name="P12">void funcPtr; // Points to the test that is actually being run.</text:p>
      <text:p text:style-name="P12">int NrOfWork; // should be variable, can't only try one work size.</text:p>
      <text:p text:style-name="P12">long CPUCycles; // If we can actually count how many cpuCycles program uses, lets write it to this.</text:p>
      <text:p text:style-name="P12">boolean testComplete; // Could the test actually be run/completed ? Best to make sure.</text:p>
      <text:p text:style-name="P12">}</text:p>
      <text:p text:style-name="P12"/>
      <text:p text:style-name="P31"/>
      <text:p text:style-name="P22">So, what are we actually evaluating with this ?<text:span text:style-name="T6"> </text:span></text:p>
      <text:p text:style-name="P22"><text:soft-page-break/><text:span text:style-name="T6">Of course we want to see who can do the most work in the shortest time, that is the basis of what a computer should do. But additional parameters can be set; For example, what is the longest and shortest time the work can be completed in 100 + runs ? </text:span></text:p>
      <text:p text:style-name="P15"/>
      <text:p text:style-name="P15"/>
      <text:p text:style-name="P9">How do we run the tests?<text:span text:style-name="T6"> We run them on a pc with minimal competition from other tasks, </text:span><text:span text:style-name="T10">it </text:span><text:span text:style-name="T6">should even out </text:span><text:span text:style-name="T10">over the course of several runs</text:span><text:span text:style-name="T6">.</text:span><text:span text:style-name="T7"> Then all the tests are evaluated in a function that could give a scatterplot or similar to have a nice </text:span><text:span text:style-name="T8">graphical view, or maybe a ASCII representation. </text:span></text:p>
      <text:p text:style-name="P25"><text:span text:style-name="T9"/></text:p>
      <text:p text:style-name="P27"><text:span text:style-name="T19">R</text:span>esults:</text:p>
      <text:p text:style-name="P25"><text:span text:style-name="T9"/></text:p>
      <text:p text:style-name="P28"><text:span text:style-name="T9">N</text:span><text:span text:style-name="T6">one y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22:32:57.888662099</meta:creation-date>
    <meta:editing-duration>PT21M38S</meta:editing-duration>
    <meta:editing-cycles>9</meta:editing-cycles>
    <meta:generator>LibreOffice/5.1.4.2$Linux_X86_64 LibreOffice_project/10m0$Build-2</meta:generator>
    <dc:date>2016-12-20T23:04:49.130801174</dc:date>
    <meta:document-statistic meta:table-count="0" meta:image-count="0" meta:object-count="0" meta:page-count="3" meta:paragraph-count="39" meta:word-count="489" meta:character-count="2793" meta:non-whitespace-character-count="2315"/>
  </office:meta>
</office:document-meta>
</file>